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table:formula="of:=([.A29] * ((([.$C$2]/[.E29]) * [.$C$3] *([.D29]/1024)) + (([.$C$2]/[.E29]) * [.$C$4] * [.C29])))" office:value-type="currency" office:currency="USD" office:value="1.23652682926829" calcext:value-type="currency">
            <text:p>$1.2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3.12201365853659" calcext:value-type="currency">
            <text:p>$3.12</text:p>
          </table:table-cell>
          <table:table-cell/>
          <table:table-cell table:formula="of:=([.F29] + [.I29])" office:value-type="currency" office:currency="USD" office:value="4.35854048780488" calcext:value-type="currency">
            <text:p>$4.36</text:p>
          </table:table-cell>
          <table:table-cell table:style-name="ce15" table:formula="of:=([.$C$2]/[.E29])/60/60" office:value-type="float" office:value="0.2710027100271" calcext:value-type="float">
            <text:p>0.27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5:43:14.029372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7T16:31:16.217116521</dc:date>
    <meta:editing-duration>PT9H7M18S</meta:editing-duration>
    <meta:editing-cycles>41</meta:editing-cycles>
    <meta:generator>LibreOffice/6.0.7.3$Linux_X86_64 LibreOffice_project/00m0$Build-3</meta:generator>
    <meta:document-statistic meta:table-count="1" meta:cell-count="228" meta:object-count="0"/>
  </office:meta>
</office:document-meta>
</file>